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log14_0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12" calcext:value-type="float">
            <text:p>1661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25" calcext:value-type="float">
            <text:p>1662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15" calcext:value-type="float">
            <text:p>1661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7" calcext:value-type="float">
            <text:p>453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474" calcext:value-type="float">
            <text:p>66474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440" calcext:value-type="float">
            <text:p>6644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446" calcext:value-type="float">
            <text:p>66446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02" calcext:value-type="float">
            <text:p>1820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37" calcext:value-type="float">
            <text:p>1823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226" calcext:value-type="float">
            <text:p>1822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95" calcext:value-type="float">
            <text:p>3495</text:p>
          </table:table-cell>
        </table:table-row>
      </table:table>
      <table:table table:name="Pivot Table_datalog14_09_1" table:style-name="ta1">
        <table:table-column table:style-name="co7" table:default-cell-style-name="ce3"/>
        <table:table-column table:style-name="co7" table:number-columns-repeated="2" table:default-cell-style-name="ce7"/>
        <table:table-column table:style-name="co7" table:default-cell-style-name="ce13"/>
        <table:table-row table:style-name="ro1">
          <table:table-cell table:style-name="ce1" office:value-type="string" calcext:value-type="string">
            <text:p>BASE</text:p>
          </table:table-cell>
          <table:table-cell table:style-name="ce6" office:value-type="string" calcext:value-type="string">
            <text:p>ITERS</text:p>
          </table:table-cell>
          <table:table-cell table:style-name="ce6" office:value-type="string" calcext:value-type="string">
            <text:p>CALCULATOR</text:p>
          </table:table-cell>
          <table:table-cell table:style-name="ce12" office:value-type="string" calcext:value-type="string">
            <text:p>Average - TIME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7.3333333333333" calcext:value-type="float">
            <text:p>17.33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17.666666666667" calcext:value-type="float">
            <text:p>117.6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60.333333333333" calcext:value-type="float">
            <text:p>160.3333333333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038" calcext:value-type="float">
            <text:p>1038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22" calcext:value-type="float">
            <text:p>122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69" calcext:value-type="float">
            <text:p>4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245.666666666667" calcext:value-type="float">
            <text:p>245.666666666667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112.33333333333" calcext:value-type="float">
            <text:p>1112.333333333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154.33333333333" calcext:value-type="float">
            <text:p>4154.33333333333</text:p>
          </table:table-cell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503.333333333333" calcext:value-type="float">
            <text:p>503.3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871.33333333333" calcext:value-type="float">
            <text:p>1871.33333333333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916.333333333333" calcext:value-type="float">
            <text:p>916.333333333333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4535" calcext:value-type="float">
            <text:p>4535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6617.3333333333" calcext:value-type="float">
            <text:p>16617.3333333333</text:p>
          </table:table-cell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613.666666666667" calcext:value-type="float">
            <text:p>613.666666666667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2032.66666666667" calcext:value-type="float">
            <text:p>2032.6666666666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7478" calcext:value-type="float">
            <text:p>747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3512.66666666667" calcext:value-type="float">
            <text:p>3512.66666666667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8221.6666666667" calcext:value-type="float">
            <text:p>18221.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66453.3333333333" calcext:value-type="float">
            <text:p>66453.3333333333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1"/>
          <table:table-cell table:style-name="ce16" office:value-type="float" office:value="5436.08333333333" calcext:value-type="float">
            <text:p>5436.08333333333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log14_09_1'.A1:'Pivot Table_datalog14_09_1'.D26" table:buttons="'Pivot Table_datalog14_09_1'.A1 'Pivot Table_datalog14_09_1'.B1 'Pivot Table_datalog14_09_1'.C1" table:show-filter-button="false" table:drill-down-on-double-click="false">
          <table:source-cell-range table:cell-range-address="datalog14_09.A1:datalog14_09.F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CULATOR" table:orientation="row" table:used-hierarchy="0" table:function="auto">
            <table:data-pilot-level table:show-empty="false" calcext:repeat-item-labels="false">
              <table:data-pilot-members>
                <table:data-pilot-member table:name="BatchMandelCalculator" table:display="true" table:show-details="true"/>
                <table:data-pilot-member table:name="LineMandelCalculator" table:display="true" table:show-details="true"/>
                <table:data-pilot-member table:name="RefMandelCalcula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40" table:display="true" table:show-details="true"/>
                <table:data-pilot-member table:name="67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22" table:display="true" table:show-details="true"/>
                <table:data-pilot-member table:name="157" table:display="true" table:show-details="true"/>
                <table:data-pilot-member table:name="160" table:display="true" table:show-details="true"/>
                <table:data-pilot-member table:name="161" table:display="true" table:show-details="true"/>
                <table:data-pilot-member table:name="245" table:display="true" table:show-details="true"/>
                <table:data-pilot-member table:name="246" table:display="true" table:show-details="true"/>
                <table:data-pilot-member table:name="469" table:display="true" table:show-details="true"/>
                <table:data-pilot-member table:name="503" table:display="true" table:show-details="true"/>
                <table:data-pilot-member table:name="504" table:display="true" table:show-details="true"/>
                <table:data-pilot-member table:name="611" table:display="true" table:show-details="true"/>
                <table:data-pilot-member table:name="619" table:display="true" table:show-details="true"/>
                <table:data-pilot-member table:name="916" table:display="true" table:show-details="true"/>
                <table:data-pilot-member table:name="917" table:display="true" table:show-details="true"/>
                <table:data-pilot-member table:name="1038" table:display="true" table:show-details="true"/>
                <table:data-pilot-member table:name="1111" table:display="true" table:show-details="true"/>
                <table:data-pilot-member table:name="1112" table:display="true" table:show-details="true"/>
                <table:data-pilot-member table:name="1114" table:display="true" table:show-details="true"/>
                <table:data-pilot-member table:name="1870" table:display="true" table:show-details="true"/>
                <table:data-pilot-member table:name="1871" table:display="true" table:show-details="true"/>
                <table:data-pilot-member table:name="1873" table:display="true" table:show-details="true"/>
                <table:data-pilot-member table:name="2030" table:display="true" table:show-details="true"/>
                <table:data-pilot-member table:name="2031" table:display="true" table:show-details="true"/>
                <table:data-pilot-member table:name="2037" table:display="true" table:show-details="true"/>
                <table:data-pilot-member table:name="3495" table:display="true" table:show-details="true"/>
                <table:data-pilot-member table:name="3521" table:display="true" table:show-details="true"/>
                <table:data-pilot-member table:name="3522" table:display="true" table:show-details="true"/>
                <table:data-pilot-member table:name="4153" table:display="true" table:show-details="true"/>
                <table:data-pilot-member table:name="4154" table:display="true" table:show-details="true"/>
                <table:data-pilot-member table:name="4156" table:display="true" table:show-details="true"/>
                <table:data-pilot-member table:name="4533" table:display="true" table:show-details="true"/>
                <table:data-pilot-member table:name="4535" table:display="true" table:show-details="true"/>
                <table:data-pilot-member table:name="4537" table:display="true" table:show-details="true"/>
                <table:data-pilot-member table:name="7472" table:display="true" table:show-details="true"/>
                <table:data-pilot-member table:name="7481" table:display="true" table:show-details="true"/>
                <table:data-pilot-member table:name="16612" table:display="true" table:show-details="true"/>
                <table:data-pilot-member table:name="16615" table:display="true" table:show-details="true"/>
                <table:data-pilot-member table:name="16625" table:display="true" table:show-details="true"/>
                <table:data-pilot-member table:name="18202" table:display="true" table:show-details="true"/>
                <table:data-pilot-member table:name="18226" table:display="true" table:show-details="true"/>
                <table:data-pilot-member table:name="18237" table:display="true" table:show-details="true"/>
                <table:data-pilot-member table:name="66440" table:display="true" table:show-details="true"/>
                <table:data-pilot-member table:name="66446" table:display="true" table:show-details="true"/>
                <table:data-pilot-member table:name="6647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1T14:15:10.810258778</dc:date>
    <meta:editing-duration>PT5M6S</meta:editing-duration>
    <meta:editing-cycles>1</meta:editing-cycles>
    <meta:document-statistic meta:table-count="2" meta:cell-count="504" meta:object-count="0"/>
    <meta:generator>LibreOffice/6.0.7.3$Linux_X86_64 LibreOffice_project/00m0$Build-3</meta:generator>
  </office:meta>
</office:document-meta>
</file>